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0.5pt solid #000000"/>
    </style:style>
    <style:style style:name="P1" style:family="paragraph" style:parent-style-name="Standard">
      <style:text-properties officeooo:rsid="00083c39" officeooo:paragraph-rsid="00083c39"/>
    </style:style>
    <style:style style:name="P2" style:family="paragraph" style:parent-style-name="Standard">
      <style:text-properties officeooo:rsid="0009eaa7" officeooo:paragraph-rsid="0009eaa7"/>
    </style:style>
    <style:style style:name="P3" style:family="paragraph" style:parent-style-name="Standard">
      <style:text-properties officeooo:rsid="0009eaa7" officeooo:paragraph-rsid="000b5b69"/>
    </style:style>
    <style:style style:name="P4" style:family="paragraph" style:parent-style-name="Standard">
      <style:text-properties officeooo:rsid="000b5b69" officeooo:paragraph-rsid="000b5b69"/>
    </style:style>
    <style:style style:name="P5" style:family="paragraph" style:parent-style-name="Standard">
      <style:text-properties officeooo:rsid="000be05f" officeooo:paragraph-rsid="000be05f"/>
    </style:style>
    <style:style style:name="P6" style:family="paragraph" style:parent-style-name="Table_20_Contents">
      <style:text-properties officeooo:rsid="000b5b69" officeooo:paragraph-rsid="000b5b69"/>
    </style:style>
    <style:style style:name="P7" style:family="paragraph" style:parent-style-name="Table_20_Contents">
      <style:text-properties officeooo:rsid="000be05f" officeooo:paragraph-rsid="000be05f"/>
    </style:style>
    <style:style style:name="P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98754"/>
    </style:style>
    <style:style style:name="T2" style:family="text">
      <style:text-properties officeooo:rsid="000d0b3e"/>
    </style:style>
    <style:style style:name="T3" style:family="text">
      <style:text-properties officeooo:rsid="000e4a2f"/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) <text:span text:style-name="T1">1 pt si les deux moyens de transport sont différents</text:span></text:p>
      <text:p text:style-name="P2">b)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3">1 pt pour 248 kg Lucas</text:p>
          </table:table-cell>
        </table:table-row>
        <table:table-row>
          <table:table-cell table:style-name="Tableau1.A2" office:value-type="string">
            <text:p text:style-name="P4">pour Mathieu : 1 pt calcul présent : <draw:g text:anchor-type="as-char" svg:y="-0.566cm" draw:z-index="0" draw:style-name="gr1"><svg:title>TexMaths</svg:title><svg:desc>12§display§248\times \frac{1}{100}§svg§600§FALSE§</svg:desc><draw:g draw:style-name="gr2"><draw:path draw:style-name="gr27" draw:text-style-name="P8" svg:width="1.784cm" svg:height="0.82cm" svg:x="0.001cm" svg:y="0.022cm" svg:viewBox="0 0 1785 821" svg:d="M893 821c-298 0-596 0-893 0 0-274 0-547 0-821 595 0 1191 0 1785 0 0 274 0 547 0 821-297 0-594 0-892 0z"><text:p/></draw:path><draw:path draw:style-name="gr28" draw:text-style-name="P9" svg:width="0.167cm" svg:height="0.279cm" svg:x="0.001cm" svg:y="0.288cm" svg:viewBox="0 0 168 280" svg:d="M32 248c15-15 30-29 45-44 66-57 91-80 91-122 0-48-39-82-90-82-47 0-78 38-78 76 0 24 20 24 22 24 7 0 22-5 22-23 0-11-8-22-22-22-4 0-4 0-6 0 10-27 33-43 57-43 39 0 56 35 56 70 0 33-21 67-44 92-26 30-54 60-80 90-5 5-5 6-5 16 52 0 104 0 156 0 3-25 8-49 12-73-4 0-7 0-11 0-2 13-5 31-10 38-2 3-29 3-39 3-25 0-50 0-76 0z"><text:p/></draw:path><draw:path draw:style-name="gr29" draw:text-style-name="P9" svg:width="0.185cm" svg:height="0.284cm" svg:x="0.202cm" svg:y="0.282cm" svg:viewBox="0 0 186 285" svg:d="M112 215c0 12 0 24 0 37 0 16-2 20-33 20-2 0-6 0-8 0 0 3 0 8 0 13 18-1 39-1 57-1 17 0 40 0 57 1 0-5 0-10 0-13-3 0-6 0-9 0-31 0-32-4-32-20 0-13 0-25 0-37 14 0 27 0 42 0 0-5 0-8 0-12-15 0-28 0-42 0 0-64 0-129 0-192 0-9 0-11-6-11-5 0-6 0-9 5-43 66-86 132-129 198 0 4 0 7 0 12 37 0 74 0 112 0zM114 203c-34 0-68 0-102 0 34-53 68-104 102-157 0 53 0 104 0 157z"><text:p/></draw:path><draw:path draw:style-name="gr30" draw:text-style-name="P9" svg:width="0.174cm" svg:height="0.289cm" svg:x="0.418cm" svg:y="0.288cm" svg:viewBox="0 0 175 290" svg:d="M52 88c-20-14-22-27-22-34 0-26 28-44 58-44 31 0 57 22 57 52 0 25-17 45-42 59-17-10-35-22-51-33zM113 127c30-15 51-37 51-65 0-38-38-62-76-62-42 0-76 31-76 70 0 8 0 26 18 47 5 4 20 15 31 22-24 12-61 36-61 77 0 46 43 74 88 74 47 0 87-35 87-81 0-14-5-34-20-52-9-8-15-13-42-30zM71 145c17 11 35 22 51 33 12 8 33 21 33 47 0 31-33 53-67 53-36 0-66-27-66-62 0-24 13-50 49-71z"><text:p/></draw:path><draw:path draw:style-name="gr31" draw:text-style-name="P9" svg:width="0.203cm" svg:height="0.202cm" svg:x="0.767cm" svg:y="0.36cm" svg:viewBox="0 0 204 203" svg:d="M102 90c-28-28-56-56-84-84-6-5-6-6-10-6s-8 4-8 8 1 4 6 9c28 29 56 56 84 85-28 28-56 55-84 84-5 5-6 6-6 9 0 4 4 8 8 8s4-1 10-6c28-29 56-56 84-84 29 29 57 58 86 88 1 0 4 2 7 2 5 0 9-4 9-8 0-2 0-3-1-5-2 0-69-66-89-88 25-26 51-52 77-78 2-2 8-7 10-10 0-1 3-2 3-6s-4-8-9-8c-3 0-6 1-9 6-28 28-57 56-84 84z"><text:p/></draw:path><draw:path draw:style-name="gr32" draw:text-style-name="P9" svg:width="0.138cm" svg:height="0.28cm" svg:x="1.424cm" svg:y="0.001cm" svg:viewBox="0 0 139 281" svg:d="M86 11c0-10 0-11-9-11-27 28-64 28-77 28 0 4 0 8 0 13 8 0 32 0 55-12 0 73 0 145 0 219 0 15-1 20-39 20-5 0-9 0-14 0 0 4 0 8 0 13 15-1 52-1 69-1s53 0 68 1c0-5 0-9 0-13-5 0-10 0-14 0-37 0-39-5-39-20 0-80 0-158 0-237z"><text:p/></draw:path><draw:path draw:style-name="gr33" draw:text-style-name="P9" svg:width="0.631cm" svg:height="0.016cm" svg:x="1.176cm" svg:y="0.452cm" svg:viewBox="0 0 632 17" svg:d="M315 17c-105 0-209 0-315 0 0-6 0-11 0-17 211 0 421 0 632 0 0 6 0 11 0 17-106 0-211 0-317 0z"><text:p/></draw:path><draw:path draw:style-name="gr34" draw:text-style-name="P9" svg:width="0.138cm" svg:height="0.28cm" svg:x="1.213cm" svg:y="0.574cm" svg:viewBox="0 0 139 281" svg:d="M86 11c0-10 0-11-9-11-27 28-64 28-77 28 0 4 0 8 0 13 8 0 34 0 55-11 0 72 0 144 0 218 0 15-1 20-39 20-5 0-9 0-14 0 0 4 0 8 0 13 15-1 52-1 69-1s54 0 68 1c0-5 0-9 0-13-5 0-8 0-13 0-38 0-40-5-40-20 0-80 0-158 0-237z"><text:p/></draw:path><draw:path draw:style-name="gr35" draw:text-style-name="P9" svg:width="0.176cm" svg:height="0.29cm" svg:x="1.403cm" svg:y="0.574cm" svg:viewBox="0 0 177 291" svg:d="M177 147c0-34-2-68-16-99-20-41-54-48-72-48-25 0-55 11-73 50-14 29-16 63-16 97 0 31 2 69 19 101 18 34 49 43 70 43 23 0 55-10 73-50 13-28 15-62 15-94zM89 281c-17 0-42-11-49-50-5-26-5-65-5-89 0-28 0-55 3-78 9-51 40-54 51-54 14 0 42 7 49 49 5 24 5 55 5 83 0 31 0 60-5 86-6 41-30 53-49 53z"><text:p/></draw:path><draw:path draw:style-name="gr36" draw:text-style-name="P9" svg:width="0.176cm" svg:height="0.29cm" svg:x="1.614cm" svg:y="0.574cm" svg:viewBox="0 0 177 291" svg:d="M177 147c0-34-2-68-16-99-20-41-54-48-72-48-25 0-57 11-73 50-14 29-16 63-16 97 0 31 1 69 19 101 18 34 48 43 70 43 23 0 54-10 73-50 13-28 15-62 15-94zM89 281c-17 0-42-11-49-50-5-26-5-65-5-89 0-28 0-55 3-78 8-51 40-54 51-54 13 0 40 7 49 49 5 24 5 55 5 83 0 31 0 60-5 86-7 41-31 53-49 53z"><text:p/></draw:path></draw:g></draw:g></text:p>
            <text:p text:style-name="P4">1 pt pour la réponse en kg : 2,48 kg</text:p>
            <text:p text:style-name="P4">-0,5pt pour absence d’unités</text:p>
          </table:table-cell>
        </table:table-row>
        <table:table-row>
          <table:table-cell table:style-name="Tableau1.A2" office:value-type="string">
            <text:p text:style-name="P6">Pour Maxime : 1 pt calcul présent : <draw:g text:anchor-type="as-char" svg:y="-0.561cm" draw:z-index="1" draw:style-name="gr1"><svg:title>TexMaths</svg:title><svg:desc>12§display§\frac{3}{4} \times 248§svg§600§FALSE§</svg:desc><draw:g draw:style-name="gr2"><draw:path draw:style-name="gr37" draw:text-style-name="P8" svg:width="1.345cm" svg:height="0.81cm" svg:x="0.022cm" svg:y="0.023cm" svg:viewBox="0 0 1346 811" svg:d="M673 811c-224 0-449 0-673 0 0-271 0-541 0-811 449 0 897 0 1346 0 0 270 0 540 0 811-224 0-449 0-673 0z"><text:p/></draw:path><draw:path draw:style-name="gr38" draw:text-style-name="P9" svg:width="0.174cm" svg:height="0.29cm" svg:x="0.019cm" svg:y="0.001cm" svg:viewBox="0 0 175 291" svg:d="M104 132c35-11 59-41 59-73 0-35-37-59-77-59-43 0-75 25-75 58 0 13 9 21 21 21 14 0 22-9 22-21 0-21-19-21-26-21 13-20 42-26 56-26 18 0 41 9 41 47 0 4-1 30-12 48-12 20-27 21-37 21-4 2-14 3-17 3-4 0-6 0-6 5 0 4 2 4 9 4 6 0 14 0 20 0 34 0 50 28 50 70 0 58-30 70-48 70s-50-8-65-33c15 3 28-7 28-23 0-15-11-24-23-24-11 0-24 6-24 24 0 39 40 68 85 68 52 0 90-39 90-82 0-35-26-67-71-77z"><text:p/></draw:path><draw:path draw:style-name="gr39" draw:text-style-name="P9" svg:width="0.21cm" svg:height="0.016cm" svg:x="0.001cm" svg:y="0.451cm" svg:viewBox="0 0 211 17" svg:d="M106 17c-35 0-71 0-106 0 0-6 0-11 0-17 71 0 140 0 211 0 0 6 0 11 0 17-35 0-71 0-105 0z"><text:p/></draw:path><draw:path draw:style-name="gr40" draw:text-style-name="P9" svg:width="0.186cm" svg:height="0.285cm" svg:x="0.013cm" svg:y="0.569cm" svg:viewBox="0 0 187 286" svg:d="M112 216c0 12 0 24 0 36 0 16 0 21-32 21-3 0-6 0-9 0 0 3 0 8 0 13 18-1 39-1 57-1s40 0 58 1c0-5 0-10 0-13-4 0-6 0-10 0-31 0-32-5-32-21 0-12 0-24 0-36 14 0 29 0 43 0 0-5 0-9 0-13-14 0-29 0-43 0 0-64 0-129 0-192 0-9 0-11-6-11-4 0-5 0-8 6-44 66-87 131-130 197 0 4 0 8 0 13 37 0 74 0 112 0zM115 203c-35 0-68 0-103 0 35-53 68-105 103-157 0 52 0 104 0 157z"><text:p/></draw:path><draw:path draw:style-name="gr41" draw:text-style-name="P9" svg:width="0.202cm" svg:height="0.202cm" svg:x="0.418cm" svg:y="0.36cm" svg:viewBox="0 0 203 203" svg:d="M102 90c-29-28-56-56-85-84-5-5-6-6-9-6-4 0-8 4-8 8 0 3 0 4 5 9 27 27 56 56 84 84-28 29-57 56-84 85-5 5-5 6-5 9 0 4 4 8 8 8 3 0 4-1 9-6 27-29 56-56 84-84 29 29 59 58 87 88 2 0 4 2 6 2 5 0 9-4 9-8 0-2 0-3-1-5 0-1-68-67-89-89 26-25 51-52 78-77 1-2 8-7 9-11 2 0 3-2 3-5 0-4-4-8-9-8-3 0-4 1-9 6-28 28-55 56-83 84z"><text:p/></draw:path><draw:path draw:style-name="gr42" draw:text-style-name="P9" svg:width="0.167cm" svg:height="0.279cm" svg:x="0.797cm" svg:y="0.287cm" svg:viewBox="0 0 168 280" svg:d="M32 247c15-14 30-28 45-43 66-57 91-80 91-122 0-48-38-82-90-82-47 0-78 38-78 76 0 24 20 24 22 24 7 0 22-6 22-23 0-11-8-22-22-22-4 0-5 0-6 0 9-27 32-43 57-43 39 0 57 35 57 70 0 33-22 66-45 92-26 30-54 60-80 90-5 5-5 6-5 16 52 0 104 0 156 0 4-25 8-49 12-73-4 0-7 0-11 0-2 13-5 31-9 37-3 3-30 3-40 3-25 0-50 0-76 0z"><text:p/></draw:path><draw:path draw:style-name="gr43" draw:text-style-name="P9" svg:width="0.185cm" svg:height="0.284cm" svg:x="0.999cm" svg:y="0.282cm" svg:viewBox="0 0 186 285" svg:d="M112 215c0 12 0 24 0 37 0 15-2 19-33 19-2 0-6 0-8 0 0 4 0 9 0 14 17-2 38-2 56-2 17 0 41 0 58 2 0-5 0-10 0-14-3 0-6 0-9 0-31 0-32-4-32-19 0-13 0-25 0-37 14 0 28 0 42 0 0-5 0-10 0-13-14 0-28 0-42 0 0-64 0-128 0-191 0-9 0-11-7-11-4 0-5 0-9 5-43 66-85 131-128 197 0 3 0 8 0 13 37 0 74 0 112 0zM114 202c-35 0-68 0-103 0 35-53 68-105 103-156 0 51 0 103 0 156z"><text:p/></draw:path><draw:path draw:style-name="gr44" draw:text-style-name="P9" svg:width="0.174cm" svg:height="0.288cm" svg:x="1.215cm" svg:y="0.287cm" svg:viewBox="0 0 175 289" svg:d="M52 88c-21-14-22-28-22-35 0-25 28-43 58-43s57 22 57 52c0 24-17 45-42 59-17-11-35-23-51-33zM113 127c30-15 50-37 50-65 0-38-37-62-75-62-42 0-76 30-76 70 0 7 0 26 18 46 5 5 20 16 31 23-25 12-61 35-61 77 0 45 43 73 88 73 46 0 87-34 87-80 0-14-5-34-20-52-9-8-16-13-42-30zM71 145c17 11 35 22 51 33 12 8 32 20 32 47 0 31-32 52-66 52-36 0-66-26-66-61 0-24 13-51 49-71z"><text:p/></draw:path></draw:g></draw:g></text:p>
            <text:p text:style-name="P6">1,5 pt pour la réponse en kg : 186 kg</text:p>
            <text:p text:style-name="P6">-0,5pt pour absence d’unités</text:p>
          </table:table-cell>
        </table:table-row>
      </table:table>
      <text:p text:style-name="P2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7">1 pt pour réponse cohérente</text:p>
          </table:table-cell>
        </table:table-row>
      </table:table>
      <text:p text:style-name="P2"/>
      <text:p text:style-name="P5">c)</text:p>
      <text:p text:style-name="P5">1 pt pour calcul présent : <draw:g text:anchor-type="as-char" svg:y="-0.263cm" draw:z-index="2" draw:style-name="gr1"><svg:title>TexMaths</svg:title><svg:desc>12§display§248\div 4§svg§600§FALSE§</svg:desc><draw:g draw:style-name="gr2"><draw:path draw:style-name="gr3" draw:text-style-name="P8" svg:width="1.299cm" svg:height="0.252cm" svg:x="0.001cm" svg:y="0.023cm" svg:viewBox="0 0 1300 253" svg:d="M651 253c-217 0-434 0-651 0 0-84 0-169 0-253 434 0 866 0 1300 0 0 84 0 169 0 253-217 0-434 0-649 0z"><text:p/></draw:path><draw:path draw:style-name="gr4" draw:text-style-name="P9" svg:width="0.167cm" svg:height="0.279cm" svg:x="0.001cm" svg:y="0.006cm" svg:viewBox="0 0 168 280" svg:d="M32 247c15-14 30-29 45-43 66-58 91-80 91-122 0-48-39-82-90-82-47 0-78 38-78 77 0 23 20 23 22 23 7 0 22-5 22-22 0-12-8-23-22-23-4 0-4 0-6 1 10-27 33-43 57-43 38 0 56 34 56 69 0 33-21 67-44 92-26 30-54 60-80 90-5 5-5 5-5 16 52 0 104 0 156 0 3-24 8-48 12-74-4 0-7 0-11 0-2 12-5 32-10 38-2 3-30 3-39 3-25 0-50 0-76 0z"><text:p/></draw:path><draw:path draw:style-name="gr5" draw:text-style-name="P9" svg:width="0.185cm" svg:height="0.283cm" svg:x="0.202cm" svg:y="0.001cm" svg:viewBox="0 0 186 284" svg:d="M111 215c0 12 0 24 0 36 0 15-1 20-32 20-2 0-6 0-8 0 0 5 0 9 0 13 16-1 38-1 56-1 17 0 41 0 58 1 0-4 0-8 0-13-3 0-6 0-9 0-31 0-32-5-32-20 0-12 0-24 0-36 14 0 27 0 42 0 0-4 0-9 0-13-15 0-28 0-42 0 0-64 0-128 0-191 0-9 0-11-6-11-5 0-6 0-10 5-43 66-85 132-128 197 0 4 0 9 0 13 37 0 74 0 111 0zM114 202c-34 0-68 0-102 0 34-52 68-105 102-156 0 51 0 104 0 156z"><text:p/></draw:path><draw:path draw:style-name="gr6" draw:text-style-name="P9" svg:width="0.174cm" svg:height="0.287cm" svg:x="0.418cm" svg:y="0.006cm" svg:viewBox="0 0 175 288" svg:d="M52 88c-20-12-22-27-22-34 0-25 28-43 57-43 32 0 58 21 58 51 0 24-17 45-42 59-17-12-35-23-51-33zM113 128c30-15 50-38 50-66 0-38-37-62-76-62-41 0-75 31-75 71 0 7 0 26 18 45 5 5 20 16 31 23-25 12-61 35-61 77 0 44 43 72 87 72 48 0 88-35 88-79 0-16-5-35-20-51-9-9-16-13-42-30zM71 145c16 11 34 22 51 33 12 7 31 20 31 45 0 31-31 54-66 54s-65-26-65-61c0-25 13-52 49-71z"><text:p/></draw:path><draw:path draw:style-name="gr7" draw:text-style-name="P9" svg:width="0.281cm" svg:height="0.233cm" svg:x="0.726cm" svg:y="0.063cm" svg:viewBox="0 0 282 234" svg:d="M168 26c0-13-11-26-27-26s-27 13-27 26c0 14 12 27 27 27 16 0 27-13 27-27zM168 208c0-15-11-27-27-27s-27 13-27 27 12 26 27 26c16 0 27-13 27-26zM16 109c-8 0-16 0-16 9 0 8 8 8 16 8 83 0 167 0 251 0 7 0 15 0 15-8 0-9-8-9-15-9-84 0-168 0-251 0z"><text:p/></draw:path><draw:path draw:style-name="gr8" draw:text-style-name="P9" svg:width="0.186cm" svg:height="0.283cm" svg:x="1.136cm" svg:y="0.001cm" svg:viewBox="0 0 187 284" svg:d="M113 215c0 12 0 24 0 36 0 15-2 20-33 20-2 0-6 0-8 0 0 5 0 9 0 13 17-1 38-1 56-1s40 0 58 1c0-4 0-8 0-13-4 0-6 0-10 0-31 0-31-5-31-20 0-12 0-24 0-36 14 0 28 0 42 0 0-4 0-9 0-13-14 0-28 0-42 0 0-64 0-128 0-191 0-9 0-11-7-11-4 0-5 0-9 5-43 66-86 132-129 197 0 4 0 9 0 13 37 0 75 0 113 0zM115 202c-35 0-68 0-103 0 35-52 68-105 103-156 0 51 0 104 0 156z"><text:p/></draw:path></draw:g></draw:g></text:p>
      <text:p text:style-name="P5">1 pt pour résultat correct : 62 kg</text:p>
      <text:p text:style-name="P5">-0,5 pt pour absence d’unités</text:p>
      <text:p text:style-name="P5"/>
      <text:p text:style-name="P5">d)</text:p>
      <text:p text:style-name="P5">cohérence : <text:span text:style-name="T2">1</text:span>pt</text:p>
      <text:p text:style-name="P5">-<text:span text:style-name="T3">0,5pt si iel a oublié de distingué avec et sans covoiturage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0T18:55:22.656000000</meta:creation-date>
    <dc:date>2024-11-20T19:13:08.688000000</dc:date>
    <meta:editing-duration>PT17M43S</meta:editing-duration>
    <meta:editing-cycles>7</meta:editing-cycles>
    <meta:generator>LibreOffice/7.4.3.2$Windows_X86_64 LibreOffice_project/1048a8393ae2eeec98dff31b5c133c5f1d08b890</meta:generator>
    <meta:document-statistic meta:table-count="2" meta:image-count="0" meta:object-count="0" meta:page-count="1" meta:paragraph-count="17" meta:word-count="102" meta:character-count="477" meta:non-whitespace-character-count="389"/>
  </office:meta>
</office:document-meta>
</file>